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7000002C08799D7F988450A9B.png" manifest:media-type="image/png"/>
  <manifest:file-entry manifest:full-path="Pictures/10000001000001F7000002DAF5D2195B50F9D4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2.5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1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5cm" fo:min-width="2.2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708cm" fo:min-width="3.182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2.25cm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>
      <loext:graphic-properties draw:fill="none" draw:fill-color="#ffffff"/>
      <style:text-properties fo:font-size="10.5pt" fo:font-weight="normal" style:font-size-asian="10.5pt" style:font-weight-asian="normal" style:font-size-complex="10.5pt" style:font-weight-complex="normal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loext:graphic-properties draw:fill="none" draw:fill-color="#ffffff"/>
      <style:text-properties fo:font-size="10.5pt" style:font-size-asian="10.5pt" style:font-size-complex="10.5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per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12cm" svg:height="21.007cm" svg:x="0cm" svg:y="0cm" svg:viewBox="0 0 29713 21008" draw:points="0,0 29713,0 29713,21008 0,21008">
          <text:p/>
        </draw:polygon>
        <draw:frame draw:style-name="gr2" draw:text-style-name="P2" draw:layer="layout" svg:width="13.546cm" svg:height="19.314cm" svg:x="0.82cm" svg:y="1.323cm">
          <draw:image xlink:href="Pictures/10000001000001F7000002DAF5D2195B50F9D4AF.png" xlink:type="simple" xlink:show="embed" xlink:actuate="onLoad" draw:mime-type="image/png">
            <text:p/>
          </draw:image>
        </draw:frame>
        <draw:frame draw:style-name="gr2" draw:text-style-name="P2" draw:layer="layout" svg:width="12.038cm" svg:height="19.419cm" svg:x="16.462cm" svg:y="1.25cm">
          <draw:image xlink:href="Pictures/10000000000001C7000002C08799D7F988450A9B.png" xlink:type="simple" xlink:show="embed" xlink:actuate="onLoad" draw:mime-type="image/png">
            <text:p/>
          </draw:image>
        </draw:frame>
        <draw:custom-shape draw:style-name="gr3" draw:text-style-name="P3" draw:layer="layout" svg:width="2.5cm" svg:height="1cm" svg:x="9.6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cm" svg:height="2cm" svg:x="2.75cm" svg:y="4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5cm" svg:height="1.5cm" svg:x="1cm" svg:y="4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5cm" svg:height="1cm" svg:x="7.7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25cm" svg:height="0.75cm" svg:x="22.9cm" svg:y="1.6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7cm" svg:height="0.75cm" svg:x="19.95cm" svg:y="19.3cm">
          <draw:text-box>
            <text:p text:style-name="P4"><text:span text:style-name="T1">Facebook: Nelson </text:span><text:span text:style-name="T1">Quilters NZ</text:span></text:p>
          </draw:text-box>
        </draw:frame>
        <draw:frame draw:style-name="gr9" draw:text-style-name="P7" draw:layer="layout" svg:width="2.241cm" svg:height="0.412cm" svg:x="7.799cm" svg:y="14.37cm">
          <draw:text-box>
            <text:p text:style-name="P6"><text:span text:style-name="T2">for </text:span><text:span text:style-name="T3">borrowing</text:span><text:span text:style-name="T2">.</text:span></text:p>
          </draw:text-box>
        </draw:frame>
        <draw:frame draw:style-name="gr10" draw:text-style-name="P9" draw:layer="layout" svg:width="11.765cm" svg:height="1.183cm" svg:x="1.085cm" svg:y="4.39cm">
          <draw:text-box>
            <text:p text:style-name="P8"><text:span text:style-name="T3"><text:s text:c="18"/></text:span><text:span text:style-name="T3">Are </text:span><text:span text:style-name="T3">held on the 3</text:span><text:span text:style-name="T4">rd</text:span><text:span text:style-name="T3"> </text:span><text:span text:style-name="T3">Saturday of the </text:span><text:span text:style-name="T3">month, </text:span><text:span text:style-name="T3">February to <text:s text:c="3"/></text:span><text:span text:style-name="T3">November, </text:span><text:span text:style-name="T3">10am to noon. </text:span><text:span text:style-name="T3">Tea and Coffee </text:span><text:span text:style-name="T3">is available </text:span><text:span text:style-name="T3">during the </text:span><text:span text:style-name="T3">meeting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/>
      <style:text-properties style:font-name="Liberation Sans1" fo:font-family="'Liberation Sans'" style:font-style-name="Regular" style:font-family-generic="swiss" style:font-pitch="variabl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03cm" fo:page-height="21.0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8-03T19:49:09.196479440</dc:date>
    <meta:editing-duration>PT1M56S</meta:editing-duration>
    <meta:editing-cycles>1</meta:editing-cycles>
    <meta:document-statistic meta:object-count="11"/>
    <meta:generator>LibreOffice/7.3.7.2$Linux_X86_64 LibreOffice_project/30$Build-2</meta:generator>
  </office:meta>
</office:document-meta>
</file>